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3c7" officeooo:paragraph-rsid="001783c7"/>
    </style:style>
    <style:style style:name="P2" style:family="paragraph" style:parent-style-name="Standard">
      <style:text-properties fo:font-style="normal" officeooo:rsid="001783c7" officeooo:paragraph-rsid="001783c7" style:font-style-asian="normal" style:font-style-complex="normal"/>
    </style:style>
    <style:style style:name="P3" style:family="paragraph" style:parent-style-name="Standard">
      <style:text-properties fo:font-style="normal" officeooo:rsid="00196e2c" officeooo:paragraph-rsid="00196e2c" style:font-style-asian="normal" style:font-style-complex="normal"/>
    </style:style>
    <style:style style:name="P4" style:family="paragraph" style:parent-style-name="Standard">
      <style:text-properties fo:font-style="normal" officeooo:rsid="001aebf7" officeooo:paragraph-rsid="001aebf7" style:font-style-asian="normal" style:font-style-complex="normal"/>
    </style:style>
    <style:style style:name="P5" style:family="paragraph" style:parent-style-name="Standard">
      <style:text-properties fo:font-style="normal" officeooo:rsid="001b8d90" officeooo:paragraph-rsid="001b8d90" style:font-style-asian="normal" style:font-style-complex="normal"/>
    </style:style>
    <style:style style:name="P6" style:family="paragraph" style:parent-style-name="Standard">
      <style:text-properties fo:font-style="normal" officeooo:rsid="001c51ab" officeooo:paragraph-rsid="001c51ab" style:font-style-asian="normal" style:font-style-complex="normal"/>
    </style:style>
    <style:style style:name="P7" style:family="paragraph" style:parent-style-name="Standard">
      <style:text-properties fo:font-style="normal" officeooo:rsid="001e40c8" officeooo:paragraph-rsid="001e40c8" style:font-style-asian="normal" style:font-style-complex="normal"/>
    </style:style>
    <style:style style:name="P8" style:family="paragraph" style:parent-style-name="Standard">
      <style:text-properties fo:font-style="normal" officeooo:rsid="001ea273" officeooo:paragraph-rsid="001ea273" style:font-style-asian="normal" style:font-style-complex="normal"/>
    </style:style>
    <style:style style:name="P9" style:family="paragraph" style:parent-style-name="Standard">
      <style:text-properties fo:font-style="normal" officeooo:rsid="001ea273" officeooo:paragraph-rsid="0020935b" style:font-style-asian="normal" style:font-style-complex="normal"/>
    </style:style>
    <style:style style:name="P10" style:family="paragraph" style:parent-style-name="Standard">
      <style:text-properties fo:font-style="normal" officeooo:rsid="00215fa1" officeooo:paragraph-rsid="00215fa1" style:font-style-asian="normal" style:font-style-complex="normal"/>
    </style:style>
    <style:style style:name="P11" style:family="paragraph" style:parent-style-name="Standard">
      <style:text-properties fo:font-style="normal" officeooo:rsid="00357d29" officeooo:paragraph-rsid="00357d29" style:font-style-asian="normal" style:font-style-complex="normal"/>
    </style:style>
    <style:style style:name="P12" style:family="paragraph" style:parent-style-name="Standard">
      <style:text-properties fo:font-style="normal" fo:font-weight="bold" officeooo:rsid="00270b85" officeooo:paragraph-rsid="00270b85" style:font-style-asian="normal" style:font-weight-asian="bold" style:font-style-complex="normal" style:font-weight-complex="bold"/>
    </style:style>
    <style:style style:name="P13" style:family="paragraph" style:parent-style-name="Standard">
      <style:text-properties fo:font-style="normal" fo:font-weight="bold" officeooo:rsid="002aba62" officeooo:paragraph-rsid="002aec4e" style:font-style-asian="normal" style:font-weight-asian="bold" style:font-style-complex="normal" style:font-weight-complex="bold"/>
    </style:style>
    <style:style style:name="P14" style:family="paragraph" style:parent-style-name="Standard">
      <style:text-properties fo:font-style="normal" fo:font-weight="bold" officeooo:rsid="002dc020" officeooo:paragraph-rsid="002dc020" style:font-style-asian="normal" style:font-weight-asian="bold" style:font-style-complex="normal" style:font-weight-complex="bold"/>
    </style:style>
    <style:style style:name="P15" style:family="paragraph" style:parent-style-name="Standard">
      <style:text-properties fo:font-style="normal" fo:font-weight="bold" officeooo:rsid="00308e32" officeooo:paragraph-rsid="00308e32" style:font-style-asian="normal" style:font-weight-asian="bold" style:font-style-complex="normal" style:font-weight-complex="bold"/>
    </style:style>
    <style:style style:name="P16" style:family="paragraph" style:parent-style-name="Standard">
      <style:text-properties fo:font-style="normal" fo:font-weight="normal" officeooo:rsid="00270b85" officeooo:paragraph-rsid="00270b85" style:font-style-asian="normal" style:font-weight-asian="normal" style:font-style-complex="normal" style:font-weight-complex="normal"/>
    </style:style>
    <style:style style:name="P17" style:family="paragraph" style:parent-style-name="Standard">
      <style:text-properties fo:font-style="normal" fo:font-weight="normal" officeooo:rsid="0028b03f" officeooo:paragraph-rsid="002a283d" style:font-style-asian="normal" style:font-weight-asian="normal" style:font-style-complex="normal" style:font-weight-complex="normal"/>
    </style:style>
    <style:style style:name="P18" style:family="paragraph" style:parent-style-name="Standard">
      <style:text-properties fo:font-style="normal" fo:font-weight="normal" officeooo:rsid="002a283d" officeooo:paragraph-rsid="002a283d" style:font-style-asian="normal" style:font-weight-asian="normal" style:font-style-complex="normal" style:font-weight-complex="normal"/>
    </style:style>
    <style:style style:name="P19" style:family="paragraph" style:parent-style-name="Standard">
      <style:text-properties fo:font-style="normal" fo:font-weight="normal" officeooo:rsid="002aba62" officeooo:paragraph-rsid="002aba62" style:font-style-asian="normal" style:font-weight-asian="normal" style:font-style-complex="normal" style:font-weight-complex="normal"/>
    </style:style>
    <style:style style:name="P20" style:family="paragraph" style:parent-style-name="Standard">
      <style:text-properties fo:font-style="normal" fo:font-weight="normal" officeooo:rsid="002aba62" officeooo:paragraph-rsid="002aec4e" style:font-style-asian="normal" style:font-weight-asian="normal" style:font-style-complex="normal" style:font-weight-complex="normal"/>
    </style:style>
    <style:style style:name="P21" style:family="paragraph" style:parent-style-name="Standard">
      <style:text-properties fo:font-style="normal" fo:font-weight="normal" officeooo:rsid="002d6e39" officeooo:paragraph-rsid="002d6e39" style:font-style-asian="normal" style:font-weight-asian="normal" style:font-style-complex="normal" style:font-weight-complex="normal"/>
    </style:style>
    <style:style style:name="P22" style:family="paragraph" style:parent-style-name="Standard">
      <style:text-properties fo:font-style="normal" fo:font-weight="normal" officeooo:rsid="002dc020" officeooo:paragraph-rsid="002dc020" style:font-style-asian="normal" style:font-weight-asian="normal" style:font-style-complex="normal" style:font-weight-complex="normal"/>
    </style:style>
    <style:style style:name="P23" style:family="paragraph" style:parent-style-name="Standard">
      <style:text-properties fo:font-style="normal" fo:font-weight="normal" officeooo:rsid="002ffc0b" officeooo:paragraph-rsid="002ffc0b" style:font-style-asian="normal" style:font-weight-asian="normal" style:font-style-complex="normal" style:font-weight-complex="normal"/>
    </style:style>
    <style:style style:name="P24" style:family="paragraph" style:parent-style-name="Standard">
      <style:text-properties fo:font-style="normal" fo:font-weight="normal" officeooo:rsid="00308e32" officeooo:paragraph-rsid="00308e32" style:font-style-asian="normal" style:font-weight-asian="normal" style:font-style-complex="normal" style:font-weight-complex="normal"/>
    </style:style>
    <style:style style:name="P25" style:family="paragraph" style:parent-style-name="Standard">
      <style:text-properties fo:font-style="normal" fo:font-weight="normal" officeooo:rsid="003270e4" officeooo:paragraph-rsid="003270e4" style:font-style-asian="normal" style:font-weight-asian="normal" style:font-style-complex="normal" style:font-weight-complex="normal"/>
    </style:style>
    <style:style style:name="P26" style:family="paragraph" style:parent-style-name="Standard">
      <style:text-properties fo:font-weight="bold" officeooo:rsid="00270b85" officeooo:paragraph-rsid="00270b85" style:font-weight-asian="bold" style:font-weight-complex="bold"/>
    </style:style>
    <style:style style:name="P27" style:family="paragraph" style:parent-style-name="Standard">
      <style:text-properties fo:font-style="italic" officeooo:rsid="001aebf7" officeooo:paragraph-rsid="001aebf7" style:font-style-asian="italic" style:font-style-complex="italic"/>
    </style:style>
    <style:style style:name="P28" style:family="paragraph" style:parent-style-name="Standard">
      <style:text-properties fo:font-style="normal" officeooo:rsid="001aebf7" officeooo:paragraph-rsid="0038042e" style:font-style-asian="normal" style:font-style-complex="normal"/>
    </style:style>
    <style:style style:name="T1" style:family="text">
      <style:text-properties officeooo:rsid="00196e2c"/>
    </style:style>
    <style:style style:name="T2" style:family="text">
      <style:text-properties fo:font-weight="bold" style:font-weight-asian="bold" style:font-weight-complex="bold"/>
    </style:style>
    <style:style style:name="T3" style:family="text">
      <style:text-properties fo:font-weight="bold" officeooo:rsid="001e40c8" style:font-weight-asian="bold" style:font-weight-complex="bold"/>
    </style:style>
    <style:style style:name="T4" style:family="text">
      <style:text-properties officeooo:rsid="001e40c8"/>
    </style:style>
    <style:style style:name="T5" style:family="text">
      <style:text-properties officeooo:rsid="0020935b"/>
    </style:style>
    <style:style style:name="T6" style:family="text">
      <style:text-properties officeooo:rsid="003426fb"/>
    </style:style>
    <style:style style:name="T7" style:family="text">
      <style:text-properties officeooo:rsid="00357d29"/>
    </style:style>
    <style:style style:name="T8" style:family="text">
      <style:text-properties officeooo:rsid="0037acb2"/>
    </style:style>
    <style:style style:name="T9" style:family="text">
      <style:text-properties officeooo:rsid="003804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1 – Calin Capitanu</text:p>
      <text:p text:style-name="P1"/>
      <text:p text:style-name="P26">TASK 1</text:p>
      <text:p text:style-name="P1"/>
      <text:p text:style-name="P2">Q1. <text:span text:style-name="T1">sudo telnet calincapitanu.com 80</text:span></text:p>
      <text:p text:style-name="P3">GET index.html HTTP/1.1</text:p>
      <text:p text:style-name="P3">Host: calincapitanu.com</text:p>
      <text:p text:style-name="P3"/>
      <text:p text:style-name="P28">Q2. </text:p>
      <text:p text:style-name="P28"><text:span text:style-name="T9">www.</text:span>stockholm.se – BigIP</text:p>
      <text:p text:style-name="P4"><text:a xlink:type="simple" xlink:href="http://www.time.se/" text:style-name="Internet_20_link" text:visited-style-name="Visited_20_Internet_20_Link">www.time.se</text:a> – CloudFront</text:p>
      <text:p text:style-name="P4"><text:span text:style-name="T9">www.</text:span>un.org – <text:span text:style-name="T7">Apache – got using Developer </text:span></text:p>
      <text:p text:style-name="P4"><text:span text:style-name="T9">www.</text:span>google.se – gws</text:p>
      <text:p text:style-name="P4"/>
      <text:p text:style-name="P11">No operating system info</text:p>
      <text:p text:style-name="P4"/>
      <text:p text:style-name="P5">Q3. </text:p>
      <text:p text:style-name="P5">HEAD /index.html HTTP/1.1</text:p>
      <text:p text:style-name="P5">Host: ik1203.private.lab</text:p>
      <text:p text:style-name="P5"/>
      <text:p text:style-name="P5">HTTP/1.1 200 OK</text:p>
      <text:p text:style-name="P5">Date: Thu, 23 Jan 2020 21:43:37 GMT</text:p>
      <text:p text:style-name="P5">Server: Apache/2.4.29 (Ubuntu)</text:p>
      <text:p text:style-name="P5">Last-Modified: Mon, 26 Jan 2015 13:44:06 GMT</text:p>
      <text:p text:style-name="P5">ETag: "79-50d8e54fdf580"</text:p>
      <text:p text:style-name="P5">Accept-Ranges: bytes</text:p>
      <text:p text:style-name="P5">Content-Length: 121</text:p>
      <text:p text:style-name="P5">Vary: Accept-Encoding</text:p>
      <text:p text:style-name="P5">Content-Type: text/html</text:p>
      <text:p text:style-name="P27"/>
      <text:p text:style-name="P4"/>
      <text:p text:style-name="P6">Q4. </text:p>
      <text:p text:style-name="P6"><text:span text:style-name="T2">darthvader11@calin-XPS-13-9360:/etc$</text:span> sudo telnet 192.168.3.16 smtp</text:p>
      <text:p text:style-name="P6">Trying 192.168.3.16...</text:p>
      <text:p text:style-name="P6">Connected to 192.168.3.16.</text:p>
      <text:p text:style-name="P6">Escape character is '^]'.</text:p>
      <text:p text:style-name="P6">220 mail.private.lab ESMTP Postfix (Ubuntu)</text:p>
      <text:p text:style-name="P6">HELO mail.private.lab</text:p>
      <text:p text:style-name="P6">250 mail.private.lab</text:p>
      <text:p text:style-name="P6">MAIL FROM: &lt;user20@private.lab&gt;</text:p>
      <text:p text:style-name="P6">250 2.1.0 Ok</text:p>
      <text:p text:style-name="P6">RCPT TO: &lt;user17@private.lab&gt;</text:p>
      <text:p text:style-name="P6">250 2.1.5 Ok</text:p>
      <text:p text:style-name="P6">DATA</text:p>
      <text:p text:style-name="P6">354 End data with &lt;CR&gt;&lt;LF&gt;.&lt;CR&gt;&lt;LF&gt;</text:p>
      <text:p text:style-name="P6">This email is sent from user 20 to user 17 at 22:25 using a SMTP connection</text:p>
      <text:p text:style-name="P6">.</text:p>
      <text:p text:style-name="P6">250 2.0.0 Ok: queued as 0DD1165F57</text:p>
      <text:p text:style-name="P6">quit</text:p>
      <text:p text:style-name="P6"><text:soft-page-break/>221 2.0.0 Bye</text:p>
      <text:p text:style-name="P6">Connection closed by foreign host.</text:p>
      <text:p text:style-name="P6"/>
      <text:p text:style-name="P6"/>
      <text:p text:style-name="P6"/>
      <text:p text:style-name="P6">Q5. <text:span text:style-name="T3">WHY?</text:span><text:span text:style-name="T4"> YES</text:span></text:p>
      <text:p text:style-name="P6"/>
      <text:p text:style-name="P7">Q6. NEIN</text:p>
      <text:p text:style-name="P7"/>
      <text:p text:style-name="P7"/>
      <text:p text:style-name="P8">Q7. </text:p>
      <text:p text:style-name="P8"><text:span text:style-name="T2">darthvader11@calin-XPS-13-9360:/etc$</text:span> sudo telnet 192.168.3.16 pop3</text:p>
      <text:p text:style-name="P8">Trying 192.168.3.16...</text:p>
      <text:p text:style-name="P8">Connected to 192.168.3.16.</text:p>
      <text:p text:style-name="P8">Escape character is '^]'.</text:p>
      <text:p text:style-name="P8">+OK Hello there.</text:p>
      <text:p text:style-name="P8">user user1</text:p>
      <text:p text:style-name="P8">+OK Password required.</text:p>
      <text:p text:style-name="P8">pass user1</text:p>
      <text:p text:style-name="P8">+OK logged in.</text:p>
      <text:p text:style-name="P8">RETR 21</text:p>
      <text:p text:style-name="P8">+OK 360 octets follow.</text:p>
      <text:p text:style-name="P8">Return-Path: &lt;user1@private.lab&gt;</text:p>
      <text:p text:style-name="P8">X-Original-To: user1@private.lab</text:p>
      <text:p text:style-name="P8">Delivered-To: user1@private.lab</text:p>
      <text:p text:style-name="P8">Received: from mail.private.lab (unknown [192.168.3.115])</text:p>
      <text:p text:style-name="P8"><text:tab/>by mail.private.lab (Postfix) with SMTP id 4443E65F57</text:p>
      <text:p text:style-name="P8"><text:tab/>for &lt;user1@private.lab&gt;; Thu, 23 Jan 2020 22:46:38 +0100 (CET)</text:p>
      <text:p text:style-name="P8"/>
      <text:p text:style-name="P8">A test message from Calin at time 22:47</text:p>
      <text:p text:style-name="P8">.</text:p>
      <text:p text:style-name="P8">quit</text:p>
      <text:p text:style-name="P8">+OK Bye-bye.</text:p>
      <text:p text:style-name="P8">Connection closed by foreign host.</text:p>
      <text:p text:style-name="P8"/>
      <text:p text:style-name="P9">Q8. <text:span text:style-name="T5">TOP &lt;message id&gt; &lt;number of body lines&gt;</text:span></text:p>
      <text:p text:style-name="P9"/>
      <text:p text:style-name="P9"><text:span text:style-name="T2">darthvader11@calin-XPS-13-9360:/etc$</text:span> sudo telnet 192.168.3.16 pop3</text:p>
      <text:p text:style-name="P8">Trying 192.168.3.16...</text:p>
      <text:p text:style-name="P8">Connected to 192.168.3.16.</text:p>
      <text:p text:style-name="P8">Escape character is '^]'.</text:p>
      <text:p text:style-name="P8">+OK Hello there.</text:p>
      <text:p text:style-name="P8">user user1</text:p>
      <text:p text:style-name="P8">+OK Password required.</text:p>
      <text:p text:style-name="P8">pass user1</text:p>
      <text:p text:style-name="P8">+OK logged in.</text:p>
      <text:p text:style-name="P8">TOP 21 0</text:p>
      <text:p text:style-name="P8">+OK headers follow.</text:p>
      <text:p text:style-name="P8">Return-Path: &lt;user1@private.lab&gt;</text:p>
      <text:p text:style-name="P8"><text:soft-page-break/>X-Original-To: user1@private.lab</text:p>
      <text:p text:style-name="P8">Delivered-To: user1@private.lab</text:p>
      <text:p text:style-name="P8">Received: from mail.private.lab (unknown [192.168.3.115])</text:p>
      <text:p text:style-name="P8"><text:tab/>by mail.private.lab (Postfix) with SMTP id 4443E65F57</text:p>
      <text:p text:style-name="P8"><text:tab/>for &lt;user1@private.lab&gt;; Thu, 23 Jan 2020 22:46:38 +0100 (CET)</text:p>
      <text:p text:style-name="P8"/>
      <text:p text:style-name="P8">.</text:p>
      <text:p text:style-name="P7"/>
      <text:p text:style-name="P10">Q9. DELE &lt;message_id&gt;</text:p>
      <text:p text:style-name="P10"/>
      <text:p text:style-name="P7"><text:span text:style-name="T2">darthvader11@calin-XPS-13-9360:/etc$</text:span> sudo telnet 192.168.3.16 pop3</text:p>
      <text:p text:style-name="P7">Trying 192.168.3.16...</text:p>
      <text:p text:style-name="P7">Connected to 192.168.3.16.</text:p>
      <text:p text:style-name="P7">Escape character is '^]'.</text:p>
      <text:p text:style-name="P7">+OK Hello there.</text:p>
      <text:p text:style-name="P7">user user1</text:p>
      <text:p text:style-name="P7">+OK Password required.</text:p>
      <text:p text:style-name="P7">pass user1</text:p>
      <text:p text:style-name="P7">+OK logged in.</text:p>
      <text:p text:style-name="P7">DELE 21</text:p>
      <text:p text:style-name="P7">+OK Deleted.</text:p>
      <text:p text:style-name="P7"/>
      <text:p text:style-name="P12">TASK 2</text:p>
      <text:p text:style-name="P12"/>
      <text:p text:style-name="P16">Q10. Both my browser and the web server use HTTP version 1.1</text:p>
      <text:p text:style-name="P16"/>
      <text:p text:style-name="P16">Q11. My IP address is 192.168.0.181 (why is it my IP from my local network and not my whole network IP? Is it because the whole process starts from here and the router is just one node in the network while WireShark analyzes just the end systems?)</text:p>
      <text:p text:style-name="P16">Server’s IP address: 128.119.245.12</text:p>
      <text:p text:style-name="P16"/>
      <text:p text:style-name="P17">Q12. <text:span text:style-name="T6">128 bytes</text:span></text:p>
      <text:p text:style-name="P17"/>
      <text:p text:style-name="P18">Q13. No</text:p>
      <text:p text:style-name="P18"/>
      <text:p text:style-name="P18">GET /wireshark-labs/HTTP-wireshark-file2.html HTTP/1.1</text:p>
      <text:p text:style-name="P18">Host: www-net.cs.umass.edu</text:p>
      <text:p text:style-name="P18">Connection: keep-alive</text:p>
      <text:p text:style-name="P18">Upgrade-Insecure-Requests: 1</text:p>
      <text:p text:style-name="P18">User-Agent: Mozilla/5.0 (X11; Linux x86_64) AppleWebKit/537.36 (KHTML, like Gecko) Chrome/79.0.3945.130 Safari/537.36</text:p>
      <text:p text:style-name="P18">Accept: text/html,application/xhtml+xml,application/xml;q=0.9,image/webp,image/apng,*/*;q=0.8,application/signed-exchange;v=b3;q=0.9</text:p>
      <text:p text:style-name="P18">Accept-Encoding: gzip, deflate</text:p>
      <text:p text:style-name="P18">Accept-Language: en-US,en;q=0.9,sv-SE;q=0.8,sv;q=0.7,ro;q=0.6</text:p>
      <text:p text:style-name="P18"/>
      <text:p text:style-name="P18"/>
      <text:p text:style-name="P18">Q14. Yep</text:p>
      <text:p text:style-name="P18"/>
      <text:p text:style-name="P18"><text:soft-page-break/>HTTP/1.1 200 OK</text:p>
      <text:p text:style-name="P18">Date: Thu, 23 Jan 2020 22:44:44 GMT</text:p>
      <text:p text:style-name="P18">Server: Apache/2.4.6 (CentOS) OpenSSL/1.0.2k-fips PHP/5.4.16 mod_perl/2.0.11 Perl/v5.16.3</text:p>
      <text:p text:style-name="P18">Last-Modified: Thu, 23 Jan 2020 06:59:01 GMT</text:p>
      <text:p text:style-name="P18">ETag: "173-59cc92d0c7489"</text:p>
      <text:p text:style-name="P18">Accept-Ranges: bytes</text:p>
      <text:p text:style-name="P18">Content-Length: 371</text:p>
      <text:p text:style-name="P18">Keep-Alive: timeout=5, max=100</text:p>
      <text:p text:style-name="P18">Connection: Keep-Alive</text:p>
      <text:p text:style-name="P18">Content-Type: text/html; charset=UTF-8</text:p>
      <text:p text:style-name="P18"/>
      <text:p text:style-name="P18"/>
      <text:p text:style-name="P18">&lt;html&gt;</text:p>
      <text:p text:style-name="P18"/>
      <text:p text:style-name="P18">Congratulations again! <text:s/>Now you've downloaded the file lab2-2.html. &lt;br&gt;</text:p>
      <text:p text:style-name="P18">This file's last modification date will not change. <text:s/>&lt;p&gt;</text:p>
      <text:p text:style-name="P18">Thus <text:s/>if you download this multiple times on your browser, a complete copy &lt;br&gt;</text:p>
      <text:p text:style-name="P18">will only be sent once by the server due to the inclusion of the IN-MODIFIED-SINCE&lt;br&gt;</text:p>
      <text:p text:style-name="P18">field in your browser's HTTP GET request to the server.</text:p>
      <text:p text:style-name="P18"/>
      <text:p text:style-name="P18">&lt;/html&gt;</text:p>
      <text:p text:style-name="P18"/>
      <text:p text:style-name="P18">&lt;html&gt;</text:p>
      <text:p text:style-name="P18"/>
      <text:p text:style-name="P18">Congratulations again! <text:s/>Now you've downloaded the file lab2-2.html. &lt;br&gt;</text:p>
      <text:p text:style-name="P18">This file's last modification date will not change. <text:s/>&lt;p&gt;</text:p>
      <text:p text:style-name="P18">Thus <text:s/>if you download this multiple times on your browser, a complete copy &lt;br&gt;</text:p>
      <text:p text:style-name="P18">will only be sent once by the server due to the inclusion of the IN-MODIFIED-SINCE&lt;br&gt;</text:p>
      <text:p text:style-name="P18">field in your browser's HTTP GET request to the server.</text:p>
      <text:p text:style-name="P18"/>
      <text:p text:style-name="P18">&lt;/html&gt;</text:p>
      <text:p text:style-name="P18"/>
      <text:p text:style-name="P18">Q15. Yes</text:p>
      <text:p text:style-name="P18"/>
      <text:p text:style-name="P18">GET /wireshark-labs/HTTP-wireshark-file2.html HTTP/1.1</text:p>
      <text:p text:style-name="P18">Host: www-net.cs.umass.edu</text:p>
      <text:p text:style-name="P18">Connection: keep-alive</text:p>
      <text:p text:style-name="P18">Cache-Control: max-age=0</text:p>
      <text:p text:style-name="P18">Upgrade-Insecure-Requests: 1</text:p>
      <text:p text:style-name="P18">User-Agent: Mozilla/5.0 (X11; Linux x86_64) AppleWebKit/537.36 (KHTML, like Gecko) Chrome/79.0.3945.130 Safari/537.36</text:p>
      <text:p text:style-name="P18">Accept: text/html,application/xhtml+xml,application/xml;q=0.9,image/webp,image/apng,*/*;q=0.8,application/signed-exchange;v=b3;q=0.9</text:p>
      <text:p text:style-name="P18">Accept-Encoding: gzip, deflate</text:p>
      <text:p text:style-name="P18">Accept-Language: en-US,en;q=0.9,sv-SE;q=0.8,sv;q=0.7,ro;q=0.6</text:p>
      <text:p text:style-name="P18">If-None-Match: "173-59cc92d0c7489"</text:p>
      <text:p text:style-name="P18">If-Modified-Since: Thu, 23 Jan 2020 06:59:01 GMT</text:p>
      <text:p text:style-name="P18"/>
      <text:p text:style-name="P19"/>
      <text:p text:style-name="P19"><text:soft-page-break/></text:p>
      <text:p text:style-name="P19"/>
      <text:p text:style-name="P20">Q16. </text:p>
      <text:p text:style-name="P20"/>
      <text:p text:style-name="P13">HTTP/1.1 304 Not Modified</text:p>
      <text:p text:style-name="P19">Date: Thu, 23 Jan 2020 22:44:45 GMT</text:p>
      <text:p text:style-name="P19">Server: Apache/2.4.6 (CentOS) OpenSSL/1.0.2k-fips PHP/5.4.16 mod_perl/2.0.11 Perl/v5.16.3</text:p>
      <text:p text:style-name="P19">Connection: Keep-Alive</text:p>
      <text:p text:style-name="P19">Keep-Alive: timeout=5, max=98</text:p>
      <text:p text:style-name="P19">ETag: "173-59cc92d0c7489"</text:p>
      <text:p text:style-name="P19"/>
      <text:p text:style-name="P21">Q17.</text:p>
      <text:p text:style-name="P21"/>
      <text:p text:style-name="P14">Still only 1.</text:p>
      <text:p text:style-name="P22"/>
      <text:p text:style-name="P22">GET /wireshark-labs/HTTP-wireshark-file3.html HTTP/1.1</text:p>
      <text:p text:style-name="P22">Host: www-net.cs.umass.edu</text:p>
      <text:p text:style-name="P22"/>
      <text:p text:style-name="P23">Q18. </text:p>
      <text:p text:style-name="P23"/>
      <text:p text:style-name="P15">Only <text:span text:style-name="T8">4</text:span> packet.</text:p>
      <text:p text:style-name="P15"/>
      <text:p text:style-name="P24">Q19.</text:p>
      <text:p text:style-name="P24"/>
      <text:p text:style-name="P24">There were 3 HTTP GET commands sent: one for the html file, one for a .png file and one for a .jpg file.</text:p>
      <text:p text:style-name="P24"/>
      <text:p text:style-name="P24">The source IP is: 192.168.0.181 (my local IP address for my laptop)</text:p>
      <text:p text:style-name="P24">The server IP is: 128.119.245.12 (here were the GET requests sent)</text:p>
      <text:p text:style-name="P24"/>
      <text:p text:style-name="P24">Q20. </text:p>
      <text:p text:style-name="P24"/>
      <text:p text:style-name="P25">The images are downloaded in parallel in my case. This is because I can see that both the HTTP GET requests were done one after another and then the TCP connection (on two different ports: 37168 and 37170) are not separated into two chunks, but mixe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3T22:21:48.136162180</meta:creation-date>
    <dc:date>2020-01-28T01:43:05.324484023</dc:date>
    <meta:editing-duration>PT1H47M7S</meta:editing-duration>
    <meta:editing-cycles>21</meta:editing-cycles>
    <meta:generator>LibreOffice/6.3.4.2$Linux_X86_64 LibreOffice_project/30$Build-2</meta:generator>
    <meta:document-statistic meta:table-count="0" meta:image-count="0" meta:object-count="0" meta:page-count="5" meta:paragraph-count="169" meta:word-count="756" meta:character-count="5800" meta:non-whitespace-character-count="5189"/>
  </office:meta>
</office:document-meta>
</file>